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mbedding an external HTML page</text:p>
      <text:p text:style-name="p"><text:a xlink:type="simple" xlink:href="http://ice.usq.edu.au/media/hashtags.html?embed">http://ice.usq.edu.au/media/hashtags.html?embed</text:a></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mbedding an external HTML pag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Embedding an external HTML pag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Embedding an external HTML page</dc:title>
    <meta:initial-creator>Daniel de Byl</meta:initial-creator>
    <meta:creation-date>2007-02-05T13:22:46</meta:creation-date>
    <dc:date>2008-08-22T10:02:08</dc:date>
    <dc:language>en-US</dc:language>
    <meta:editing-cycles>5</meta:editing-cycles>
    <meta:editing-duration>PT5M4S</meta:editing-duration>
    <meta:template xlink:type="simple" xlink:actuate="onRequest"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4" meta:word-count="10" meta:character-count="21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